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5.951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table:number-columns-spanned="4" table:number-rows-spanned="1">
            <text:p>Tâche</text:p>
          </table:table-cell>
          <table:covered-table-cell table:number-columns-repeated="3"/>
          <table:table-cell table:style-name="ce4" office:value-type="string">
            <text:p>Durée (j/h)</text:p>
          </table:table-cell>
          <table:table-cell table:style-name="ce4" office:value-type="string">
            <text:p>Ressources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office:value-type="float" office:value="70">
            <text:p>7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table:number-columns-spanned="3" table:number-rows-spanned="1">
            <text:p>Définition des besoins</text:p>
          </table:table-cell>
          <table:covered-table-cell table:number-columns-repeated="2"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Installation et tests des logiciels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office:value-type="string">
            <text:p>Déterminer les fonctionnalités intéressantes de ces logiciel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table:number-columns-spanned="3" table:number-rows-spanned="1">
            <text:p>Conception architecturale</text:p>
          </table:table-cell>
          <table:covered-table-cell table:number-columns-repeated="2"/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Architecture basée sur Jmete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Architecture basée sur JPPF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2" office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Installation et configuration de Apache Directory Server (serveur LDAP) sur le serveur cibl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Configuration des agents (Raspberry Pi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nstallation et configuration de l'OS Raspbi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nstallation de Java 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se en place des prototypes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éploiement et test du prototype utilisant le logiciel Jme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éploiement et tests d'une application simple basée sur le framework JPP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Développement de la fonctionnalité d'injection des requêtes LDAP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Développement d'un mécanisme permettant la définition des scénarios de requêt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Mise en place d'une politique de déploiement des tâches d'injection sur les différents agent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Mise en place d'un système de récupération de d'aggrégation des temps d'exécution des requêt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>
            <text:p>Développement de l'interface graphiqu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>
            <text:p>Intégration du lot 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table:number-columns-spanned="3" table:number-rows-spanned="1">
            <text:p>Livraison du produit final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emps restant à effectuer :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emps consommé :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22/11/2014</text:date>, <text:time>22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9M57S</meta:editing-duration>
    <meta:editing-cycles>13</meta:editing-cycles>
    <meta:generator>OpenOffice/4.0.1$Win32 OpenOffice.org_project/401m5$Build-9714</meta:generator>
    <dc:date>2014-11-22T22:43:54.88</dc:date>
    <meta:document-statistic meta:table-count="1" meta:cell-count="42" meta:object-count="0"/>
    <meta:user-defined meta:name="Info 1"/>
    <meta:user-defined meta:name="Info 2"/>
    <meta:user-defined meta:name="Info 3"/>
    <meta:user-defined meta:name="Info 4"/>
  </office:meta>
</office:document-meta>
</file>